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5cm" fo:min-width="6.85cm"/>
    </style:style>
    <style:style style:name="gr2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24.126cm" fo:min-width="25.076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6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75cm" fo:min-width="1.5cm"/>
    </style:style>
    <style:style style:name="gr6" style:family="graphic" style:parent-style-name="standard">
      <style:graphic-properties draw:textarea-horizontal-align="justify" draw:textarea-vertical-align="middle" draw:auto-grow-height="false" fo:min-height="6.65cm" fo:min-width="6.5cm"/>
    </style:style>
    <style:style style:name="gr7" style:family="graphic" style:parent-style-name="standard">
      <style:graphic-properties draw:fill-color="#3333ff" draw:textarea-horizontal-align="justify" draw:textarea-vertical-align="middle" draw:auto-grow-height="false" fo:min-height="0.75cm" fo:min-width="1.9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2.438cm" fo:min-width="5.228cm"/>
    </style:style>
    <style:style style:name="gr9" style:family="graphic" style:parent-style-name="standard">
      <style:graphic-properties draw:textarea-horizontal-align="justify" draw:textarea-vertical-align="middle" draw:auto-grow-height="false" fo:min-height="3.15cm" fo:min-width="7.3cm"/>
    </style:style>
    <style:style style:name="gr10" style:family="graphic" style:parent-style-name="standard">
      <style:graphic-properties draw:fill-color="#ff99ff" draw:textarea-horizontal-align="justify" draw:textarea-vertical-align="middle" draw:auto-grow-height="false" fo:min-height="0.6cm" fo:min-width="1.552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75cm" fo:min-width="1.3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cm" fo:min-width="1.2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75cm" fo:min-width="1.6cm"/>
    </style:style>
    <style:style style:name="gr14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7.28cm" fo:min-width="6.73cm" fo:padding-top="0.165cm" fo:padding-bottom="0.165cm" fo:padding-left="0.29cm" fo:padding-right="0.2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35cm" fo:min-width="6.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25cm" fo:min-width="4.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4.5cm"/>
    </style:style>
    <style:style style:name="gr18" style:family="graphic" style:parent-style-name="standard">
      <style:graphic-properties draw:fill-color="#99ff99" draw:textarea-horizontal-align="justify" draw:textarea-vertical-align="middle" draw:auto-grow-height="false" fo:min-height="2.91cm" fo:min-width="5.86cm"/>
    </style:style>
    <style:style style:name="gr19" style:family="graphic" style:parent-style-name="standard">
      <style:graphic-properties draw:fill-color="#99ff99" draw:textarea-horizontal-align="justify" draw:textarea-vertical-align="middle" draw:auto-grow-height="false" fo:min-height="4.172cm" fo:min-width="5.822cm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0.75cm" fo:min-width="1.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25cm" fo:min-width="5.2cm"/>
    </style:style>
    <style:style style:name="gr22" style:family="graphic" style:parent-style-name="standard">
      <style:graphic-properties draw:fill-color="#99ff99" draw:textarea-horizontal-align="justify" draw:textarea-vertical-align="middle" draw:auto-grow-height="false" fo:min-height="3.722cm" fo:min-width="6.2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9999" fo:font-size="20pt" style:font-size-asian="20pt" style:font-size-complex="20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  <style:text-properties fo:color="#ffffff"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00"/>
      <style:paragraph-properties fo:text-align="center"/>
      <style:text-properties style:use-window-font-color="true" fo:background-color="transparent"/>
    </style:style>
    <style:style style:name="P7" style:family="paragraph">
      <loext:graphic-properties draw:fill-color="#3333ff"/>
      <style:paragraph-properties fo:text-align="center"/>
      <style:text-properties fo:color="#ffffff" fo:background-color="transparent"/>
    </style:style>
    <style:style style:name="P8" style:family="paragraph">
      <loext:graphic-properties draw:fill-color="#ff99ff"/>
      <style:paragraph-properties fo:text-align="center"/>
      <style:text-properties fo:color="#ffffff" fo:font-size="24pt" style:font-size-asian="24pt" style:font-size-complex="24pt"/>
    </style:style>
    <style:style style:name="P9" style:family="paragraph">
      <loext:graphic-properties draw:fill-color="#ff99ff"/>
      <style:paragraph-properties fo:text-align="center"/>
      <style:text-properties fo: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99ff99"/>
      <style:paragraph-properties fo:text-align="center"/>
      <style:text-properties fo:color="#4b1f6f"/>
    </style:style>
    <style:style style:name="T1" style:family="text">
      <style:text-properties fo:color="#009999" fo:font-size="20pt" style:font-size-asian="20pt" style:font-size-complex="2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style:use-window-font-color="true" fo:background-color="transparent"/>
    </style:style>
    <style:style style:name="T4" style:family="text">
      <style:text-properties fo:color="#ffffff" fo:background-color="transparen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/>
    </style:style>
    <style:style style:name="T7" style:family="text">
      <style:text-properties fo:color="#4b1f6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5cm" svg:height="1.8cm" svg:x="1.778cm" svg:y="7.9cm">
          <text:p text:style-name="P1"><text:span text:style-name="T1">192.168.2.&lt; &gt;</text:span></text:p>
          <text:p text:style-name="P1"><text:span text:style-name="T1">Gateway 192.168.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8.3cm" svg:height="27.1cm" svg:x="11.6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4cm" svg:height="4.8cm" svg:x="1.8cm" svg:y="2.9cm">
          <text:p text:style-name="P1"><text:span text:style-name="T2">ISP Modem</text:span></text:p>
          <text:p text:style-name="P1"><text:span text:style-name="T2">Route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cm" svg:y1="6.3cm" svg:x2="12.5cm" svg:y2="6.3cm">
          <text:p/>
        </draw:line>
        <draw:custom-shape draw:style-name="gr5" draw:text-style-name="P6" draw:layer="layout" svg:width="2cm" svg:height="1cm" svg:x="9.2cm" svg:y="5.1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7cm" svg:height="6.9cm" svg:x="12.4cm" svg:y="4.4cm">
          <text:p text:style-name="P1"><text:span text:style-name="T2">Archer</text:span></text:p>
          <text:p text:style-name="P1"><text:span text:style-name="T2">C7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cm" svg:height="1cm" svg:x="10.1cm" svg:y="6.7cm">
          <text:p text:style-name="P1"><text:span text:style-name="T4">W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9.4cm" svg:y1="5.4cm" svg:x2="22.7cm" svg:y2="5.4cm">
          <text:p/>
        </draw:line>
        <draw:custom-shape draw:style-name="gr8" draw:text-style-name="P8" draw:layer="layout" svg:width="8.1cm" svg:height="3.8cm" svg:x="22.6cm" svg:y="3.2cm">
          <text:p text:style-name="P1"><text:span text:style-name="T5">All wireless devices</text:span></text:p>
          <text:p text:style-name="P1"><text:span text:style-name="T5">(about 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9.4cm" svg:y1="10.4cm" svg:x2="22.7cm" svg:y2="10.4cm">
          <text:p/>
        </draw:line>
        <draw:custom-shape draw:style-name="gr9" draw:text-style-name="P4" draw:layer="layout" svg:width="7.8cm" svg:height="3.4cm" svg:x="22.7cm" svg:y="9.3cm">
          <text:p text:style-name="P1"><text:span text:style-name="T2">D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9cm" svg:height="1.2cm" svg:x="19.6cm" svg:y="4.2cm">
          <text:p text:style-name="P1"><text:span text:style-name="T6">W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8cm" svg:height="1cm" svg:x="19.4cm" svg:y="9.4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7cm" svg:height="1cm" svg:x="21cm" svg:y="10.5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23.2cm" svg:y1="13.7cm" svg:x2="23.2cm" svg:y2="15.4cm">
          <text:p/>
        </draw:line>
        <draw:custom-shape draw:style-name="gr13" draw:text-style-name="P6" draw:layer="layout" svg:width="2.1cm" svg:height="1cm" svg:x="22.6cm" svg:y="12.7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8.1cm" svg:height="8.4cm" svg:x="1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7.1cm" svg:height="2.6cm" svg:x="15.3cm" svg:y="1.4cm">
          <text:p text:style-name="P1"><text:span text:style-name="T1">192.168.0.&lt; &gt;</text:span></text:p>
          <text:p text:style-name="P1"><text:span text:style-name="T1">Gateway 192.168.0.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8cm" svg:height="1.5cm" svg:x="2.7cm" svg:y="2.4cm">
          <text:p text:style-name="P1">192.168.2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5cm" svg:height="1.5cm" svg:x="13.3cm" svg:y="4.7cm">
          <text:p text:style-name="P1">192.168.0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5cm" svg:height="1.5cm" svg:x="23.907cm" svg:y="8.4cm">
          <text:p text:style-name="P1">192.168.0.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6.7cm" svg:height="3.5cm" svg:x="20.2cm" svg:y="15.2cm">
          <text:p text:style-name="P1"><text:span text:style-name="T7">OpenVPN server</text:span></text:p>
          <text:p text:style-name="P1"><text:span text:style-name="T7">(RPi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6.8cm" svg:height="4.9cm" svg:x="11.7cm" svg:y="12.7cm">
          <text:p text:style-name="P1"><text:span text:style-name="T7">Transmission,</text:span></text:p>
          <text:p text:style-name="P1"><text:span text:style-name="T7">Samba (300GiB),</text:span></text:p>
          <text:p text:style-name="P1"><text:span text:style-name="T7">Speedtests</text:span></text:p>
          <text:p text:style-name="P1"><text:span text:style-name="T7">(RPi 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1.9cm" svg:height="1cm" svg:x="15.351cm" svg:y="1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5.7cm" svg:height="1.5cm" svg:x="12.1cm" svg:y="17cm">
          <text:p text:style-name="P1">192.168.0.10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12.3cm" svg:y="11.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5cm" svg:y1="11.2cm" svg:x2="15cm" svg:y2="12.8cm">
          <text:p/>
        </draw:line>
        <draw:custom-shape draw:style-name="gr13" draw:text-style-name="P6" draw:layer="layout" svg:width="2.1cm" svg:height="1cm" svg:x="22.6cm" svg:y="12.7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20.7cm" svg:y="14.4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27.9cm" svg:y="12.6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29.6cm" svg:y1="13.5cm" svg:x2="29.6cm" svg:y2="15.2cm">
          <text:p/>
        </draw:line>
        <draw:custom-shape draw:style-name="gr13" draw:text-style-name="P6" draw:layer="layout" svg:width="2.1cm" svg:height="1cm" svg:x="29.879cm" svg:y="14.007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6.7cm" svg:height="3.5cm" svg:x="28.1cm" svg:y="15.1cm">
          <text:p text:style-name="P1"><text:span text:style-name="T7">Samba (600GiB)</text:span></text:p>
          <text:p text:style-name="P1"><text:span text:style-name="T7">(Aspire 5830T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5.7cm" svg:height="1.5cm" svg:x="20.8cm" svg:y="18.2cm">
          <text:p text:style-name="P1">192.168.0.10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5.7cm" svg:height="1.5cm" svg:x="28.8cm" svg:y="18.3cm">
          <text:p text:style-name="P1">192.168.0.12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7.2cm" svg:height="4.4cm" svg:x="31.5cm" svg:y="5.6cm">
          <text:p text:style-name="P1"><text:span text:style-name="T7">CentOS7 VM Host</text:span></text:p>
          <text:p text:style-name="P1"><text:span text:style-name="T7">Workstation</text:span></text:p>
          <text:p text:style-name="P1"><text:span text:style-name="T7">(Dell E543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29.3cm" svg:y1="6.2cm" svg:x2="32cm" svg:y2="7.4cm">
          <text:p/>
        </draw:line>
        <draw:custom-shape draw:style-name="gr21" draw:text-style-name="P10" draw:layer="layout" svg:width="5.7cm" svg:height="1.5cm" svg:x="32.1cm" svg:y="9.6cm">
          <text:p text:style-name="P1">192.168.0.141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font-size="28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0:24:06.174989405</meta:creation-date>
    <dc:date>2017-10-15T17:26:57.860051336</dc:date>
    <meta:editing-duration>PT1H6M47S</meta:editing-duration>
    <meta:editing-cycles>21</meta:editing-cycles>
    <meta:generator>LibreOffice/5.1.6.2$Linux_X86_64 LibreOffice_project/10m0$Build-2</meta:generator>
    <dc:creator>Alec </dc:creator>
    <meta:document-statistic meta:object-count="38"/>
  </office:meta>
</office:document-meta>
</file>